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6.007cm" fo:margin-left="-0.123cm" table:align="left" style:writing-mode="lr-tb"/>
    </style:style>
    <style:style style:name="Tabela2.A" style:family="table-column">
      <style:table-column-properties style:column-width="7.112cm"/>
    </style:style>
    <style:style style:name="Tabela2.B" style:family="table-column">
      <style:table-column-properties style:column-width="1.907cm"/>
    </style:style>
    <style:style style:name="Tabela2.C" style:family="table-column">
      <style:table-column-properties style:column-width="6.98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4" style:family="paragraph" style:parent-style-name="Standard">
      <style:text-properties style:font-name="Arial Narrow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6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8" style:family="paragraph" style:parent-style-name="Standard"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1" style:family="paragraph" style:parent-style-name="Standard">
      <style:paragraph-properties fo:text-align="center" style:justify-single-word="false"/>
      <style:text-properties style:font-name="Arial Narrow" fo:font-weight="bold" style:font-weight-asian="bold" style:font-name-complex="Arial Narrow"/>
    </style:style>
    <style:style style:name="P12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4" style:family="paragraph" style:parent-style-name="Standard">
      <style:text-properties fo:font-size="11pt" style:font-size-asian="11pt"/>
    </style:style>
    <style:style style:name="P15" style:family="paragraph" style:parent-style-name="Standard">
      <style:text-properties fo:font-size="3pt" style:font-size-asian="3pt" style:font-size-complex="3pt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17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18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19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0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1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2" style:family="paragraph" style:parent-style-name="Endnote">
      <style:paragraph-properties fo:orphans="2" fo:widows="2" style:text-autospace="ideograph-alpha"/>
      <style:text-properties fo:language="zxx" fo:country="none" style:language-asian="zxx" style:country-asian="none"/>
    </style:style>
    <style:style style:name="P23" style:family="paragraph" style:parent-style-name="Footer">
      <style:text-properties fo:font-size="1pt"/>
    </style:style>
    <style:style style:name="P2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5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6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7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8" style:family="paragraph" style:parent-style-name="Footer">
      <style:paragraph-properties fo:margin-left="0cm" fo:margin-right="0.635cm" fo:text-indent="0cm" style:auto-text-indent="false"/>
    </style:style>
    <style:style style:name="P29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30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31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2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4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5" style:family="paragraph" style:parent-style-name="Text_20_body_20_indent">
      <style:text-properties style:font-name="Arial Narrow" fo:font-size="12pt" style:font-size-asian="12pt" style:font-name-complex="Arial Narrow"/>
    </style:style>
    <style:style style:name="P36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size="12pt" style:font-size-asian="12pt"/>
    </style:style>
    <style:style style:name="P37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8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9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40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41" style:family="paragraph" style:parent-style-name="Text_20_body_20_indent">
      <style:paragraph-properties fo:margin-left="0.953cm" fo:margin-right="0cm" fo:text-indent="0cm" style:auto-text-indent="false"/>
      <style:text-properties style:font-name="Arial Narrow" style:font-name-complex="Arial Narrow"/>
    </style:style>
    <style:style style:name="P42" style:family="paragraph" style:parent-style-name="Text_20_body_20_indent">
      <style:paragraph-properties fo:margin-left="0.953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43" style:family="paragraph" style:parent-style-name="Corpo_20_de_20_texto_20_2">
      <style:text-properties style:font-name="Arial Narrow" style:font-name-complex="Arial Narrow"/>
    </style:style>
    <style:style style:name="P44" style:family="paragraph" style:parent-style-name="Heading_20_4">
      <style:text-properties fo:font-size="11pt" style:font-size-asian="11pt"/>
    </style:style>
    <style:style style:name="P45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46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47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9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" fo:font-weight="bold" style:font-weight-asian="bold" style:font-name-complex="Arial Narrow" style:font-weight-complex="bold"/>
    </style:style>
    <style:style style:name="P50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color="#ff0000" fo:font-weight="bold" style:font-weight-asian="bold" style:font-name-complex="Arial Narrow"/>
    </style:style>
    <style:style style:name="T3" style:family="text">
      <style:text-properties fo:color="#ff0000" fo:font-weight="bold" style:font-weight-asian="bold" style:font-name-complex="Arial Narrow" style:font-weight-complex="bold"/>
    </style:style>
    <style:style style:name="T4" style:family="text">
      <style:text-properties fo:color="#ff0000" style:font-name="Arial Narrow" style:font-name-complex="Arial Narrow"/>
    </style:style>
    <style:style style:name="T5" style:family="text">
      <style:text-properties fo:color="#ff0000" style:font-name="Arial Narrow" fo:font-weight="bold" style:font-weight-asian="bold" style:font-name-complex="Arial Narrow"/>
    </style:style>
    <style:style style:name="T6" style:family="text">
      <style:text-properties fo:color="#ff0000" fo:font-size="12pt" fo:font-weight="bold" style:font-size-asian="12pt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name-complex="Ari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 Narrow"/>
    </style:style>
    <style:style style:name="T11" style:family="text">
      <style:text-properties fo:font-weight="bold" style:font-weight-asian="bold" style:font-name-complex="Arial Narrow" style:font-weight-complex="bold"/>
    </style:style>
    <style:style style:name="T12" style:family="text">
      <style:text-properties style:font-name-complex="Arial Narrow"/>
    </style:style>
    <style:style style:name="T13" style:family="text">
      <style:text-properties style:font-name-complex="Arial Narrow" style:font-size-complex="12pt"/>
    </style:style>
    <style:style style:name="T14" style:family="text">
      <style:text-properties style:font-name-complex="Arial Narrow" style:font-weight-complex="bold"/>
    </style:style>
    <style:style style:name="T15" style:family="text">
      <style:text-properties style:font-name-asian="Arial Narrow"/>
    </style:style>
    <style:style style:name="T16" style:family="text">
      <style:text-properties fo:text-transform="uppercase"/>
    </style:style>
    <style:style style:name="T17" style:family="text">
      <style:text-properties fo:text-transform="uppercase" fo:font-weight="bold" style:font-weight-asian="bold"/>
    </style:style>
    <style:style style:name="T18" style:family="text">
      <style:text-properties style:font-name="Arial Narrow" style:font-name-complex="Arial Narrow"/>
    </style:style>
    <style:style style:name="T19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T20" style:family="text">
      <style:text-properties style:use-window-font-color="true" fo:font-weight="normal" style:font-weight-asian="normal" style:font-name-complex="Arial Narrow" style:font-weight-complex="normal"/>
    </style:style>
    <style:style style:name="T2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onvênio nº G___/________</text:p>
      <text:p text:style-name="P34"/>
      <text:p text:style-name="P31">CONVÊNIO QUE ENTRE SI CELEBRAM A UNIVERSIDADE ESTADUAL DO NORTE FLUMINENSE DARCY RIBEIRO <text:span text:style-name="T18">– UENF E A [RAZAO_SOCIAL_CX_ALTA] – [SIGLA_CX_ALTA].</text:span></text:p>
      <text:p text:style-name="P32"/>
      <text:p text:style-name="P32"/>
      <text:p text:style-name="P36"><text:span text:style-name="T8">UNIVERSIDADE ESTADUAL DO NORTE FLUMINENSE DARCY RIBEIRO – UENF,</text:span><text:span text:style-name="T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</text:span><text:span text:style-name="T12">sua Pró-Reitora de Graduação, </text:span><text:span text:style-name="T13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">, doravante denominada</text:span><text:span text:style-name="T12"> simplesmente </text:span><text:span text:style-name="T10">UENF e </text:span><text:span text:style-name="T14">o Agente de Integração </text:span><text:span text:style-name="T11">[RAZAO_SOCIAL_CX_ALTA]</text:span><text:span text:style-name="T3"> </text:span><text:span text:style-name="T12">___________________________________</text:span><text:span text:style-name="T2"> </text:span><text:span text:style-name="T10">(</text:span><text:span text:style-name="T12">qualificação da instituição)</text:span><text:span text:style-name="T2"> [EDITAR]</text:span><text:span text:style-name="T12">, inscrita no CNPJ sob o nº [CNPJ], situada na </text:span><text:span text:style-name="T18">[RUA], [NUMERO], [BAIRRO], [CIDADE]/[ESTADO], CEP [CEP]</text:span><text:span text:style-name="T4"> </text:span><text:span text:style-name="T18">neste ato representada por seu [FUNCAO_REPRESENTANTE], [NOME_REPRESENTANTE_CX_ALTA],</text:span><text:span text:style-name="T5"> </text:span><text:span text:style-name="T19">portador da CI nº [RG_REPRESENTANTE], emitido por </text:span><text:span text:style-name="T20">[ORGAO_EXPEDIDOR_REPRESENTANTE_CX_ALTA]</text:span><text:span text:style-name="T19"> e CPF nº [CPF_REPRESENTANTE],</text:span><text:span text:style-name="T12"> doravante denominado simplesmente </text:span><text:span text:style-name="T10">AGENTE DE INTEGRAÇÃO,</text:span><text:span text:style-name="T12"> têm entre si, justo e avençado e firmam por força do presente instrumento, o Termo de Convênio em questão, conforme consta no Processo Administrativo _________________________, e em consonância com a Lei Federal nº 11.788/08, a Lei Estadual (RJ) nº 287/79, e Decreto Estadual nº 3.149/80 (RJ), mediante as seguintes cláusulas e condições:</text:span></text:p>
      <text:p text:style-name="P42"/>
      <text:p text:style-name="P38">CLÁUSULA PRIMEIRA: DO OBJETO</text:p>
      <text:p text:style-name="P40"/>
      <text:p text:style-name="P37">O Presente convênio tem como objetivo regular as relações entre as partes ora conveniadas, no que tange a concessão de estágio para alunos regularmente matriculados nos cursos oferecidos pela UENF.</text:p>
      <text:p text:style-name="P37"/>
      <text:p text:style-name="P37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UENF.</text:p>
      <text:p text:style-name="P41"/>
      <text:p text:style-name="P37">II – O Estágio curricular, como procedimento didático-pedagógico, é atividade de competência da UENF a quem cabe a decisão sobre a matéria.</text:p>
      <text:p text:style-name="P41"/>
      <text:p text:style-name="P37"><text:soft-page-break/>III – Considera-se CONCEDENTE a pessoa jurídica de direito público e privado que disponibiliza oportunidade de estágio e sua participação dar-se-á no âmbito de oferecimento de oportunidades, campo de estágio e outras formas de ajuda, colaborando no processo educacional.</text:p>
      <text:p text:style-name="P35"/>
      <text:p text:style-name="P37"><text:span text:style-name="T7">CLÁUSULA SEGUNDA</text:span>: <text:span text:style-name="T9">DA </text:span><text:span text:style-name="T7">COMPETÊNCIA DA UENF</text:span></text:p>
      <text:p text:style-name="P37"/>
      <text:p text:style-name="P37">I – Selecionar, dentre seus alunos, que atenda as condições e requisitos e nas quantidades previamente determinada, e efetivar o encaminhamento à instituição CONCEDENTE.</text:p>
      <text:p text:style-name="P41"/>
      <text:p text:style-name="P37">II – Determinar a carga horária, duração e jornada de estágio curricular, que não poderá ser inferior a um semestre letivo.</text:p>
      <text:p text:style-name="P41"/>
      <text:p text:style-name="P37">III – Estabelecer os parâmetros próprios para as áreas de interesse da UENF.</text:p>
      <text:p text:style-name="P41"/>
      <text:p text:style-name="P37">IV – Organizar, orientar, supervisionar e avaliar o estágio curricular.</text:p>
      <text:p text:style-name="P37"/>
      <text:p text:style-name="P37"><text:span text:style-name="T7">CLÁUSULA TERCEIRA</text:span>: <text:span text:style-name="T9">DA </text:span><text:span text:style-name="T7">COMPETÊNCIA DO AGENTE DE INTEGRAÇÃO</text:span></text:p>
      <text:p text:style-name="P37"/>
      <text:p text:style-name="P37">I – O AGENTE DE INTEGRAÇÃO fica autorizado a representar formalmente a CONCEDENTE junto à UENF, para os procedimentos de caráter legal, técnico, burocrático e administrativo, necessários à realização de estágio, conforme preceitua o Art. 5º da Lei Federal nº 11.788/08 de 25 de setembro de 2008.</text:p>
      <text:p text:style-name="P41"/>
      <text:p text:style-name="P37">II – Informar a CONCEDENTE as condições estabelecidas no presente instrumento.</text:p>
      <text:p text:style-name="P41"/>
      <text:p text:style-name="P37">III – Obter da CONCEDENTE a quantificação das oportunidades de estágio possíveis de serem concedidas, com a identificação dos respectivos cursos.</text:p>
      <text:p text:style-name="P41"/>
      <text:p text:style-name="P37">IV – Promover o ajuste das condições de estágio, definidas pela UENF, com as condições/disponibilidades da CONCEDENTE, explicitando as principais atividades a serem desenvolvidas pelo estagiário, observando sua compatibilidade com o contexto da profissão ao qual o curso se refere.</text:p>
      <text:p text:style-name="P41"/>
      <text:p text:style-name="P37">V – Diligenciar para que a CONCEDENTE e o estudante assinem o respectivo TERMO DE COMPROMISSO de estágio, com a interveniência e assinatura da UENF, nos termos do item II do Artigo 3º da Lei Federal 11.788/08 e item II da Cláusula Quarta e Cláusula Sétima deste convênio.</text:p>
      <text:p text:style-name="P41"/>
      <text:p text:style-name="P37">VI – Preparar toda a documentação legal referente ao estágio.</text:p>
      <text:p text:style-name="P41"/>
      <text:p text:style-name="P37">VII – Encaminhar a UENF cópia do Termo de Compromisso devidamente assinado pelas partes com a interveniência da UENF;</text:p>
      <text:p text:style-name="P41"/>
      <text:p text:style-name="P37">VIII – É vedada a cobrança de qualquer valor dos estudantes, a título de remuneração pelos serviços referidos nesta cláusula.</text:p>
      <text:p text:style-name="P37"><text:soft-page-break/></text:p>
      <text:p text:style-name="P38">CLÁUSULA QUARTA: DA COMPETÊNCIA DA CONCEDENTE</text:p>
      <text:p text:style-name="P37"/>
      <text:p text:style-name="P37">I – Receber e triar os alunos, previamente selecionados e encaminhados pela UENF, mediante processo interno, de acordo com as necessidades administrativa-operacionais da CONCEDENTE, para usufruírem as oportunidades de estágio;</text:p>
      <text:p text:style-name="P41"/>
      <text:p text:style-name="P37">II – Firmar com os alunos escolhidos, Termos de Compromisso devidamente assinado pelo ESTAGIÁRIO, AGENTE DE INTEGRAÇÃO, CONCEDENTE, com a interveniência da UENF.</text:p>
      <text:p text:style-name="P41"/>
      <text:p text:style-name="P37">III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1"/>
      <text:p text:style-name="P37">IV – Expedir certificado de estágio, findo o prazo pactuado no Termo de Compromisso, quando assim requerido pelo aluno.</text:p>
      <text:p text:style-name="P33"/>
      <text:p text:style-name="P38">CLÁUSULA QUINTA: DO SEGURO CONTRA ACIDENTES PESSOAIS</text:p>
      <text:p text:style-name="P37"/>
      <text:p text:style-name="P37"><text:span text:style-name="T15"><text:s/></text:span>o <text:span text:style-name="T17">agente de integração</text:span> providenciará apólice do seguro contra acidentes pessoais, em nome dos estagiários, durante a vigência dos Termos de Compromissos.</text:p>
      <text:p text:style-name="P37"/>
      <text:p text:style-name="P38">CLÁUSULA SEXTA: DA RELAÇÃO DAS PARTES</text:p>
      <text:p text:style-name="P38"/>
      <text:p text:style-name="P37">O estagiário não terá, em hipótese alguma, vínculo empregatício de qualquer natureza com a <text:span text:style-name="T7">CONCEDENTE</text:span> de acordo com o que dispõe o artigo 3º da Lei 11.788/08.</text:p>
      <text:p text:style-name="P39"><text:s/></text:p>
      <text:p text:style-name="P38">CLÁUSULA SÉTIMA: DOS TERMOS DE COMPROMISSO</text:p>
      <text:p text:style-name="P38"/>
      <text:p text:style-name="P37">A <text:span text:style-name="T7">CONCEDENTE</text:span> celebrará com o estagiário <text:span text:style-name="T16">Termo</text:span> <text:span text:style-name="T16">de Compromisso</text:span><text:span text:style-name="T7">, </text:span>no qual estarão estabelecidas as condições específicas do estágio, mediante a interveniência da UENF, e contendo, entre outras as seguintes disposições:</text:p>
      <text:p text:style-name="P37"/>
      <text:p text:style-name="P37">I – Remuneração do estagiário e/ou contra-prestação (se houver), e o programa de trabalho a conta do qual correrão tais despesas;</text:p>
      <text:p text:style-name="P37">II – Vigência do estágio;</text:p>
      <text:p text:style-name="P37">III – Obrigação das partes;</text:p>
      <text:p text:style-name="P37">IV – Carga horária e período de estágio;</text:p>
      <text:p text:style-name="P37">V – Rescisão.</text:p>
      <text:p text:style-name="P37"/>
      <text:p text:style-name="P38"/>
      <text:p text:style-name="P38"/>
      <text:p text:style-name="P38">CLÁUSULA OITAVA: DA VIGÊNCIA DO CONVÊNIO</text:p>
      <text:p text:style-name="P38"><text:soft-page-break/></text:p>
      <text:p text:style-name="P37">O presente Convênio vigerá por 05 (cinco) anos a partir de sua assinatura.</text:p>
      <text:p text:style-name="P38"/>
      <text:p text:style-name="P38">CLÁUSULA NONA: DA RESCISÃO DO CONVÊNIO</text:p>
      <text:p text:style-name="P38"/>
      <text:p text:style-name="P37">Rescindir-se-á o presente Convênio, independentemente de qualquer aviso ou notificação judicial ou extrajudicial, quando se verificar uma das seguintes hipóteses:</text:p>
      <text:p text:style-name="P37"/>
      <text:p text:style-name="P37">I – Em qualquer caso de desrespeito aos termos previstos neste Convênio e em seus Termos Aditivos, que por ventura venham a sucede-lo e complementá-lo;</text:p>
      <text:p text:style-name="P41"/>
      <text:p text:style-name="P37">II – Por prévio e expresso acordo firmado entre as partes com no mínimo 90 (noventa) dias de antecedência;</text:p>
      <text:p text:style-name="P41"/>
      <text:p text:style-name="P37">III – Findo o prazo estabelecido na Cláusula Sétima, e não tendo sido proposta e firmada a sua renovação;</text:p>
      <text:p text:style-name="P41"/>
      <text:p text:style-name="P37">IV – Por dissolução, suspensão, impedimento, concordata e/ou falência de uma das partes.</text:p>
      <text:p text:style-name="P37"/>
      <text:p text:style-name="P38">CLÁUSULA DÉCIMA: <text:s/>DOS RESPONSÁVEIS</text:p>
      <text:p text:style-name="P38"/>
      <text:p text:style-name="P37">A UENF praticará todos os atos que se tornem necessários à efetiva execução da presente disposição, através da PRÓ-REITORIA DE GRADUAÇÃO e a CONCEDENTE através de seu representante regularmente indicado para este fim.</text:p>
      <text:p text:style-name="P37"/>
      <text:p text:style-name="P37"><text:span text:style-name="T7">Parágrafo Único</text:span> - A CONCEDENTE designará um supervisor de estágio, profissional da área do estagiário.</text:p>
      <text:p text:style-name="P33"/>
      <text:p text:style-name="P38">CLÁUSULA DÉCIMA PRIMEIRA: DA PUBLICAÇÃO</text:p>
      <text:p text:style-name="P38"/>
      <text:p text:style-name="P37">O presente Instrumento será publicado, em extrato, no prazo de 20 (vinte) dias a partir de sua celebração, no Diário Oficial do Estado do Rio de Janeiro, às expensas da <text:span text:style-name="T7">UENF.</text:span></text:p>
      <text:p text:style-name="P38"/>
      <text:p text:style-name="P38">Parágrafo Único</text:p>
      <text:p text:style-name="P38"/>
      <text:p text:style-name="P37">A UENF providenciará, até o 5º(quinto) dia útil seguinte ao da referida publicação, a remessa de 01(uma) cópia do presente instrumento ao Tribunal de Contas do Estado do Rio de Janeiro.</text:p>
      <text:p text:style-name="P38"/>
      <text:p text:style-name="P38">CLÁUSULA DÉCIMA SEGUNDA: DO FORO</text:p>
      <text:p text:style-name="P37"/>
      <text:p text:style-name="P37">Para dirimir quaisquer questões decorrentes deste Convênio que não possam ser resolvidas através de mútuos entendimentos ou mediação administrativa, elegem os convenentes o foro da Comarca de Campos dos Goytacazes/RJ.</text:p>
      <text:p text:style-name="P33"><text:soft-page-break/></text:p>
      <text:p text:style-name="P37">E, por estarem justos e avençados, firmam os convenentes o presente Instrumento em 03(três) vias de igual forma, teor e valia, na presença das testemunhas abaixo elencadas.</text:p>
      <text:p text:style-name="P37"/>
      <text:p text:style-name="P37"/>
      <text:p text:style-name="P37"/>
      <text:p text:style-name="P37"/>
      <text:p text:style-name="P29">Campos dos Goytacazes, ______de ____________de ___________.</text:p>
      <text:p text:style-name="P29"/>
      <text:p text:style-name="P5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h text:style-name="P44" text:outline-level="4">[SIGLA]</text:h>
            <text:p text:style-name="P14"/>
            <text:p text:style-name="P14"/>
            <text:p text:style-name="P14"/>
            <text:p text:style-name="P9">...............................................................</text:p>
            <text:p text:style-name="P9">[NOME_REPRESENTANTE]</text:p>
            <text:p text:style-name="P16">[FUNCAO_REPRESENTANTE]</text:p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6">Testemunhas: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30">1- .............................................................</text:p>
            <text:p text:style-name="P30">Nome: Roosevelt Rosa Maia Vieira</text:p>
            <text:p text:style-name="P8">CPF: 790.672.207-87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8">2- ............................................................</text:p>
            <text:p text:style-name="P8">Nome: </text:p>
            <text:p text:style-name="P8">CPF:</text:p>
          </table:table-cell>
        </table:table-row>
      </table:table>
      <text:h text:style-name="Heading_20_1" text:outline-level="1"/>
      <text:h text:style-name="P46" text:outline-level="6">PLANO DE TRABALHO</text:h>
      <text:p text:style-name="P11"/>
      <text:h text:style-name="P47" text:outline-level="6">CONVÊNIO UENF X [SIGLA_CX_ALTA]</text:h>
      <text:p text:style-name="P5"/>
      <text:p text:style-name="P12"/>
      <text:p text:style-name="P12">OBJETO A SER EXECUTADO</text:p>
      <text:p text:style-name="P1"><text:span text:style-name="T18">Convênio a ser celebrado entre a [RAZAO_SOCIAL]</text:span><text:span text:style-name="T18"> e a Universidade Estadual do Norte Fluminense Darcy Ribeiro – UENF, para abertura de campo de estágio obrigatório e não-obrigatório em instituições concedentes de estágio, o qual será realizado por alunos matriculados nos cursos oferecidos pela UENF, e que estejam freqüentando.</text:span></text:p>
      <text:p text:style-name="P5"/>
      <text:p text:style-name="P12">METAS – (DETALHAMENTO DA PROPOSTA)</text:p>
      <text:p text:style-name="P43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5"/>
      <text:p text:style-name="P12">ETAPAS OU FASES DE EXECUÇÃO</text:p>
      <text:p text:style-name="P43">Os estagiários executarão atividades compatíveis com seu curso,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h text:style-name="P45" text:outline-level="7">PLANO DE APLICAÇÃO DOS RECURSOS FINANCEIROS</text:h>
      <text:p text:style-name="P5">Não haverá repasse de recursos financeiros por parte da [RAZAO_SOCIAL] à UENF, e vice-versa, relativa a este convênio e o estágio concedido não criará vínculo empregatício, bem como não implicará no pagamento obrigatório de bolsa-auxílio, o que será definido no Termo de Compromisso.</text:p>
      <text:p text:style-name="P5"/>
      <text:p text:style-name="P12">PREVISÃO DO PRAZO DE EXECUÇÃO</text:p>
      <text:p text:style-name="P43">O estágio terá duração acordada com a [RAZAO_SOCIAL]<text:span text:style-name="T6"> </text:span>e a instituição concedente do estágio, devendo o estagiário cumprir as horas semanais distribuídas pelos dias da semana, dentro do horário combinado com a instituição concedente do estágio e sem prejuízo das atividades discentes, nas condições estabelecidas pelo Termo de Compromisso.</text:p>
      <text:p text:style-name="P4"/>
      <text:p text:style-name="P13">Campos dos Goytacazes, ____ de ________________ de _________.</text:p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2.A1" office:value-type="string">
            <text:p text:style-name="P10"/>
          </table:table-cell>
          <table:table-cell table:style-name="Tabela2.A1" office:value-type="string">
            <text:h text:style-name="P44" text:outline-level="4">[SIGLA]</text:h>
            <text:p text:style-name="P14"/>
            <text:p text:style-name="P14"/>
            <text:p text:style-name="P14"/>
            <text:p text:style-name="P9">...............................................................</text:p>
            <text:p text:style-name="P9">[NOME_REPRESENTANTE]</text:p>
            <text:p text:style-name="P16">[FUNCAO_REPRESENTANTE]</text:p>
          </table:table-cell>
        </table:table-row>
      </table:table>
      <text:p text:style-name="P15">R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asian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3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4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5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6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language="zxx" fo:country="none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5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7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4"/></text:p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2"><text:bookmark text:name="OLE_LINK2"/></text:p>
              <text:p text:style-name="MP3"/>
              <text:p text:style-name="MP3"/>
              <text:p text:style-name="MP3"/>
              <text:p text:style-name="MP3"/>
              <text:p text:style-name="MP3"><draw:frame draw:style-name="Mfr1" draw:name="figuras1" text:anchor-type="as-char" svg:width="2.565cm" svg:height="1.143cm" draw:z-index="11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4"><draw:frame draw:style-name="Mfr1" draw:name="figuras2" text:anchor-type="as-char" svg:width="1.963cm" svg:height="2.506cm" draw:z-index="17"><draw:image xlink:href="Pictures/10000000000000E900000127224DC583.jpg" xlink:type="simple" xlink:show="embed" xlink:actuate="onLoad"/></draw:frame></text:p>
              <text:h text:style-name="MP5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6"><draw:frame draw:style-name="Mfr1" draw:name="figuras3" text:anchor-type="as-char" svg:width="6.35cm" svg:height="1.048cm" draw:z-index="23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7"><draw:frame draw:style-name="Mfr2" draw:name="Objeto1" text:anchor-type="as-char" svg:width="3.736cm" svg:height="0.794cm" draw:z-index="29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8"/>
              <text:p text:style-name="MP9">Núcleo de Estágio da UENF</text:p>
            </table:table-cell>
          </table:table-row>
        </table:table>
        <text:p text:style-name="MP10"><draw:line text:anchor-type="char" draw:z-index="35" draw:style-name="Mgr1" draw:text-style-name="MP11" svg:x1="-0.139cm" svg:y1="0.088cm" svg:x2="16.6cm" svg:y2="0.088cm"><text:p/></draw:line></text:p>
      </style:header>
      <style:footer>
        <text:p text:style-name="MP12"><draw:frame draw:style-name="Mfr3" draw:name="Quadro1" text:anchor-type="paragraph" svg:y="0.002cm" draw:z-index="2"><draw:text-box fo:min-height="0.37cm" fo:min-width="0.041cm"><text:p text:style-name="Footer"><text:span text:style-name="Page_20_Number"><text:page-number text:select-page="current">5</text:page-number></text:span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<text:s/>- <text:s/>Campos dos Goytacazes/ RJ - <text:s text:c="2"/>CEP: <text:s/>28013-602</text:p>
              <text:p text:style-name="MP16"><text:span text:style-name="MT2">Tel.: (22) 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1-04-17T11:12:00</meta:creation-date>
    <dc:creator>Rafael Carvalho</dc:creator>
    <dc:date>2012-08-27T16:26:25</dc:date>
    <meta:print-date>2011-04-17T11:57:00</meta:print-date>
    <meta:editing-cycles>27</meta:editing-cycles>
    <meta:editing-duration>PT3H31M1S</meta:editing-duration>
    <meta:generator>LibreOffice/3.5$Linux_x86 LibreOffice_project/350m1$Build-2</meta:generator>
    <meta:document-statistic meta:table-count="4" meta:image-count="3" meta:object-count="1" meta:page-count="6" meta:paragraph-count="104" meta:word-count="1579" meta:character-count="11017" meta:non-whitespace-character-count="9519"/>
    <meta:user-defined meta:name="Informações 1"/>
    <meta:user-defined meta:name="Informações 2"/>
    <meta:user-defined meta:name="Informações 3"/>
    <meta:user-defined meta:name="Informações 4"/>
  </office:meta>
</office:document-meta>
</file>